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 style:list-style-name="WW8Num18">
      <style:text-properties style:font-name="Arial"/>
    </style:style>
    <style:style style:name="P5" style:family="paragraph" style:parent-style-name="Heading_20_5">
      <style:text-properties style:font-name="Arial"/>
    </style:style>
    <style:style style:name="P6" style:family="paragraph" style:parent-style-name="Heading_20_3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T4" style:family="text">
      <style:text-properties officeooo:rsid="00068c6a"/>
    </style:style>
    <style:style style:name="T5" style:family="text">
      <style:text-properties style:font-size-asian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h text:style-name="P6" text:outline-level="3">U.T. Nº<text:span text:style-name="T4">6</text:span>: <text:span text:style-name="T5">Servicios de correo electrónico</text:span></text:h>
          </table:table-cell>
        </table:table-row>
        <table:table-row>
          <table:table-cell table:style-name="Tabla4.A2" office:value-type="string">
            <text:h text:style-name="P5" text:outline-level="5">Horas: 24</text:h>
          </table:table-cell>
        </table:table-row>
        <table:table-row>
          <table:table-cell table:style-name="Tabla4.A2" office:value-type="string">
            <text:h text:style-name="P5" text:outline-level="5">Criterios de evaluación</text:h>
          </table:table-cell>
        </table:table-row>
        <table:table-row>
          <table:table-cell table:style-name="Tabla4.A2" office:value-type="string">
            <text:p text:style-name="P3">a) Se han descrito los diferentes protocolos que intervienen en el envío y recogida del correo electrónico. </text:p>
            <text:p text:style-name="P3">b) Se ha instalado un servidor de correo electrónico. </text:p>
            <text:p text:style-name="P3">c) Se han creado cuentas de usuario y verificado el acceso de las mismas. </text:p>
            <text:p text:style-name="P3">d) Se han definido alias para las cuentas de correo. </text:p>
            <text:p text:style-name="P3">e) Se han aplicado métodos para impedir usos indebidos del servidor de correo electrónico. </text:p>
            <text:p text:style-name="P3">f) Se han instalado servicios para permitir la recogida remota del correo existente en los buzones de usuario. </text:p>
            <text:p text:style-name="P3">g) Se han usado clientes de correo electrónico para enviar y recibir correo. </text:p>
          </table:table-cell>
        </table:table-row>
        <table:table-row>
          <table:table-cell table:style-name="Tabla4.A2" office:value-type="string">
            <text:h text:style-name="P5" text:outline-level="5">Contenidos soporte</text:h>
          </table:table-cell>
        </table:table-row>
        <table:table-row>
          <table:table-cell table:style-name="Tabla4.A2" office:value-type="string">
            <text:list xml:id="list1529439288" text:style-name="WW8Num18">
              <text:list-item>
                <text:p text:style-name="P4">Cuentas de correo, alias y buzones de usuario</text:p>
                <text:list>
                  <text:list-item>
                    <text:p text:style-name="P4">Cuentas de correo</text:p>
                  </text:list-item>
                  <text:list-item>
                    <text:p text:style-name="P4">Alias de buzón</text:p>
                  </text:list-item>
                  <text:list-item>
                    <text:p text:style-name="P4">Buzones de usuario</text:p>
                  </text:list-item>
                </text:list>
              </text:list-item>
              <text:list-item>
                <text:p text:style-name="P4">Elementos del servicio de correo electrónico</text:p>
              </text:list-item>
              <text:list-item>
                <text:p text:style-name="P4">Formato de los mensajes de correo electrónico</text:p>
              </text:list-item>
              <text:list-item>
                <text:p text:style-name="P4">Protocolos y servicios de descarga de correo electrónico</text:p>
              </text:list-item>
              <text:list-item>
                <text:p text:style-name="P4">Protocolos y servicios de envío de correo electrónico</text:p>
              </text:list-item>
              <text:list-item>
                <text:p text:style-name="P4">Tipos MIME</text:p>
              </text:list-item>
              <text:list-item>
                <text:p text:style-name="P4">Vulnerabilidades de los servicios de correo electrónico</text:p>
                <text:list>
                  <text:list-item>
                    <text:p text:style-name="P4">Tipos de spam</text:p>
                  </text:list-item>
                  <text:list-item>
                    <text:p text:style-name="P4">Precauciones</text:p>
                  </text:list-item>
                </text:list>
              </text:list-item>
              <text:list-item>
                <text:p text:style-name="P4">Clientes de correo electrónico</text:p>
                <text:list>
                  <text:list-item>
                    <text:p text:style-name="P4">Linux</text:p>
                  </text:list-item>
                  <text:list-item>
                    <text:p text:style-name="P4">Windows</text:p>
                  </text:list-item>
                </text:list>
              </text:list-item>
              <text:list-item>
                <text:p text:style-name="P4">Servidores de correo electrónico</text:p>
                <text:list>
                  <text:list-item>
                    <text:p text:style-name="P4"><text:soft-page-break/>Configuración de alias</text:p>
                  </text:list-item>
                  <text:list-item>
                    <text:p text:style-name="P4">Usos indebidos</text:p>
                  </text:list-item>
                </text:list>
              </text:list-item>
              <text:list-item>
                <text:p text:style-name="P4">Correo seguro</text:p>
                <text:list>
                  <text:list-item>
                    <text:p text:style-name="P4">Firma digital</text:p>
                  </text:list-item>
                  <text:list-item>
                    <text:p text:style-name="P4">Cifrado de mensajes</text:p>
                  </text:list-item>
                </text:list>
              </text:list-item>
              <text:list-item>
                <text:p text:style-name="P4">Webmail</text:p>
              </text:list-item>
            </text:list>
          </table:table-cell>
        </table:table-row>
        <table:table-row>
          <table:table-cell table:style-name="Tabla4.A2" office:value-type="string">
            <text:h text:style-name="P5" text:outline-level="5">Contenidos organizadores:</text:h>
          </table:table-cell>
        </table:table-row>
        <table:table-row>
          <table:table-cell table:style-name="Tabla4.A2" office:value-type="string">
            <text:p text:style-name="P3">Utilización de clientes de webmail</text:p>
            <text:p text:style-name="P3">Instalación y configuración de clientes de correo</text:p>
            <text:p text:style-name="P3">Instalación y configuración de servidores de correo</text:p>
            <text:p text:style-name="P3">Configuración de usuarios y verificación de acceso</text:p>
            <text:p text:style-name="P3">Configuración de alias para correo electrónic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Times New Roman" style:font-name-asian="Times New Roman" style:font-name-complex="Times New Roman"/>
    </style:style>
    <style:style style:name="WW8Num18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Courier New1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8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Courier New1"/>
      </text:list-level-style-bullet>
      <text:list-level-style-bullet text:level="3" text:style-name="WW8Num18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8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8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1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8. Aplicaciones WEB</text:span> - APW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3-01-15T05:33:43</dc:date>
    <dc:creator>ivan </dc:creator>
    <meta:editing-duration>PT38M15S</meta:editing-duration>
    <meta:editing-cycles>7</meta:editing-cycles>
    <meta:generator>LibreOffice/3.6$Linux_x86 LibreOffice_project/360m1$Build-2</meta:generator>
    <meta:printed-by>ivan </meta:printed-by>
    <meta:print-date>2012-01-24T17:20:00</meta:print-date>
    <meta:document-statistic meta:table-count="2" meta:image-count="1" meta:object-count="0" meta:page-count="2" meta:paragraph-count="44" meta:word-count="264" meta:character-count="1620" meta:non-whitespace-character-count="1413"/>
  </office:meta>
</office:document-meta>
</file>